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857ce" officeooo:paragraph-rsid="000857ce"/>
    </style:style>
    <style:style style:name="P2" style:family="paragraph" style:parent-style-name="Standard">
      <style:paragraph-properties fo:line-height="200%"/>
      <style:text-properties officeooo:rsid="000857ce" officeooo:paragraph-rsid="000857ce"/>
    </style:style>
    <style:style style:name="P3" style:family="paragraph" style:parent-style-name="Standard">
      <style:paragraph-properties fo:line-height="200%"/>
      <style:text-properties officeooo:rsid="000857ce" officeooo:paragraph-rsid="000a4be9"/>
    </style:style>
    <style:style style:name="T1" style:family="text">
      <style:text-properties officeooo:rsid="0008708e"/>
    </style:style>
    <style:style style:name="T2" style:family="text">
      <style:text-properties officeooo:rsid="000970ae"/>
    </style:style>
    <style:style style:name="T3" style:family="text">
      <style:text-properties officeooo:rsid="000c4ae7"/>
    </style:style>
    <style:style style:name="T4" style:family="text">
      <style:text-properties officeooo:rsid="000e06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Documentation</text:p>
      <text:p text:style-name="P1"><text:tab/>This program is designed to allow the user to <text:span text:style-name="T1">browse a list of possible rental cars providing functions such as printing a full list of cars, an estimation of rental car cost, finding the most expensive car, and printing out only the available cars. The program allows the user to specify a data file to be read in with <text:s/>the car information and then displays a menu with various options to allow the user to manipulate the information in the file.</text:span></text:p>
      <text:p text:style-name="P3"><text:tab/><text:span text:style-name="T2">To perform these actions I first created a struct named “rentalCar” which can contain an int containing the year of the car, a character array containing the make of the car, another character array containing the model of the car, a float containing the price of the car, and a boolean containing wether the car is available or not. I then created an array to hold the struct of cars. I then created a menu system to allow the user to select different options to do with the information of the rental cars. The first menu item is to read the data from a file which is then specified by the user. I use a bool named “readFile” which I pass by reference to the function that reads the data from the file and is set to “true” once the function is called. This boolean variable allows me to prevent the user from selecting other menu options without first reading the data from the file. I use separate functions for each menu item which, besides the “readFromFile” function only use the array of structs to print a full list of cars, print an estimation of rental car cost, print the most expensive car, and print out only the available cars.</text:span></text:p>
      <text:p text:style-name="P3"><text:tab/><text:span text:style-name="T3">One of the bigger challenges I faced was determining a way to prevent the user from selecting other menu options without first selecting option 1, reading the data from a file, while using a variable passed by reference. It was also a little difficult handling all the elements in the struct to obtain the data necessary to perform each function.</text:span></text:p>
      <text:p text:style-name="P3"><text:tab/><text:span text:style-name="T4">If given more time I would attempt to change the menu so that it better supported the application of the program and make all the displayed items conform better so that the whole program could look more profess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21:37:25.146865960</meta:creation-date>
    <dc:date>2016-02-03T23:00:56.917292320</dc:date>
    <meta:editing-duration>P0D</meta:editing-duration>
    <meta:editing-cycles>2</meta:editing-cycles>
    <meta:generator>LibreOffice/4.2.8.2$Linux_X86_64 LibreOffice_project/420m0$Build-2</meta:generator>
    <meta:document-statistic meta:table-count="0" meta:image-count="0" meta:object-count="0" meta:page-count="1" meta:paragraph-count="5" meta:word-count="392" meta:character-count="2176" meta:non-whitespace-character-count="1784"/>
  </office:meta>
</office:document-meta>
</file>